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02" calcext:value-type="float">
            <text:p>1402</text:p>
          </table:table-cell>
          <table:table-cell table:style-name="ce7" table:formula="of:=COUNTIF([.B7:.B999998];&quot;X&quot;)" office:value-type="float" office:value="1214" calcext:value-type="float">
            <text:p>1214</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3" calcext:value-type="float">
            <text:p>163</text:p>
          </table:table-cell>
          <table:table-cell table:style-name="ce25" table:formula="of:=SUM([.B2:.F2])" office:value-type="float" office:value="1492" calcext:value-type="float">
            <text:p>149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3" table:number-rows-repeated="9">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14">00/00/0000</text:date>, <text:time style:data-style-name="N2" text:time-value="21:54:18.71480162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0-14T21:55:04.207398561</dc:date>
    <meta:editing-duration>P1DT12H15M36S</meta:editing-duration>
    <meta:editing-cycles>1390</meta:editing-cycles>
    <meta:document-statistic meta:table-count="1" meta:cell-count="8465" meta:object-count="0"/>
  </office:meta>
</office:document-meta>
</file>